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6.59cm"/>
    </style:style>
    <style:style style:name="co9" style:family="table-column">
      <style:table-column-properties fo:break-before="auto" style:column-width="3.637cm"/>
    </style:style>
    <style:style style:name="co10" style:family="table-column">
      <style:table-column-properties fo:break-before="auto" style:column-width="3.74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itesse Moteur</text:p>
          </table:table-cell>
          <table:table-cell office:value-type="string" calcext:value-type="string">
            <text:p>Fr�quence aquisition</text:p>
          </table:table-cell>
          <table:table-cell office:value-type="string" calcext:value-type="string">
            <text:p>Temps de simulation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consigne vitesse moteur</text:p>
          </table:table-cell>
          <table:table-cell office:value-type="string" calcext:value-type="string">
            <text:p>consigne vitesse min</text:p>
          </table:table-cell>
          <table:table-cell office:value-type="string" calcext:value-type="string">
            <text:p>consigne vitesse max</text:p>
          </table:table-cell>
          <table:table-cell office:value-type="string" calcext:value-type="string">
            <text:p>Nombre de pallier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point théorique total à 5 ms</text:p>
          </table:table-cell>
          <table:table-cell table:style-name="ce2" table:formula="of:=5000/15" office:value-type="float" office:value="333.333333333333" calcext:value-type="float">
            <text:p>333,33333333333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Nombre de point réel total</text:p>
          </table:table-cell>
          <table:table-cell table:style-name="ce2" table:formula="of:=249-1"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Période d’échantillonnage réelle (ms)</text:p>
          </table:table-cell>
          <table:table-cell table:style-name="ce2" table:formula="of:=5000/[.J4]" office:value-type="float" office:value="20.1612903225806" calcext:value-type="float">
            <text:p>20,161290322580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Temps de calcul (ms)</text:p>
          </table:table-cell>
          <table:table-cell table:style-name="ce2" table:formula="of:=[.J5]-20" office:value-type="float" office:value="0.161290322580644" calcext:value-type="float">
            <text:p>0,16129032258064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2T17:35:40.509000000</dc:date>
    <meta:editing-duration>PT4M5S</meta:editing-duration>
    <meta:editing-cycles>4</meta:editing-cycles>
    <meta:generator>LibreOffice/7.2.5.2$Windows_X86_64 LibreOffice_project/499f9727c189e6ef3471021d6132d4c694f357e5</meta:generator>
    <meta:document-statistic meta:table-count="1" meta:cell-count="773" meta:object-count="0"/>
  </office:meta>
</office:document-meta>
</file>